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e60d2" officeooo:paragraph-rsid="000e60d2" style:font-size-asian="15.75pt" style:font-size-complex="18pt"/>
    </style:style>
    <style:style style:name="P2" style:family="paragraph" style:parent-style-name="Standard">
      <style:text-properties fo:font-size="18pt" fo:font-weight="bold" officeooo:rsid="000e60d2" officeooo:paragraph-rsid="000e60d2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style="italic" fo:font-weight="bold" officeooo:rsid="000e60d2" officeooo:paragraph-rsid="000e60d2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size="18pt" fo:font-style="normal" fo:font-weight="normal" officeooo:rsid="000e60d2" officeooo:paragraph-rsid="000e60d2" style:font-size-asian="15.75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fo:font-size="18pt" fo:font-style="normal" fo:font-weight="normal" officeooo:rsid="000e60d2" officeooo:paragraph-rsid="000f3754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fo:font-size="18pt" fo:font-style="normal" fo:font-weight="normal" officeooo:rsid="000f3754" officeooo:paragraph-rsid="000f3754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fo:font-size="18pt" fo:font-style="normal" fo:font-weight="normal" officeooo:rsid="000f5a4b" officeooo:paragraph-rsid="000f5a4b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fo:font-style="normal" fo:font-weight="normal" officeooo:rsid="001118e7" officeooo:paragraph-rsid="001118e7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text-properties fo:font-size="18pt" fo:font-style="normal" fo:font-weight="bold" officeooo:rsid="000f5a4b" officeooo:paragraph-rsid="000f5a4b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fo:font-size="16pt" fo:font-style="normal" fo:font-weight="normal" officeooo:rsid="000f3754" officeooo:paragraph-rsid="000f3754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6pt" fo:font-style="normal" fo:font-weight="normal" officeooo:rsid="000f3754" officeooo:paragraph-rsid="000f3754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26pt" fo:font-style="normal" fo:font-weight="bold" officeooo:rsid="000f3754" officeooo:paragraph-rsid="000f3754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font-size="36pt" style:font-size-asian="31.5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officeooo:rsid="000f3754" style:font-size-asian="16pt" style:font-size-complex="16pt"/>
    </style:style>
    <style:style style:name="T4" style:family="text">
      <style:text-properties fo:font-size="16pt" fo:font-weight="bold" officeooo:rsid="000f3754" style:font-size-asian="14pt" style:font-weight-asian="bold" style:font-size-complex="16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18pt" officeooo:rsid="000f5a4b" style:font-size-asian="15.75pt" style:font-size-complex="18pt"/>
    </style:style>
    <style:style style:name="T8" style:family="text">
      <style:text-properties fo:font-size="18pt" fo:font-weight="normal" officeooo:rsid="000f5a4b" style:font-size-asian="15.75pt" style:font-weight-asian="normal" style:font-size-complex="18pt" style:font-weight-complex="normal"/>
    </style:style>
    <style:style style:name="T9" style:family="text">
      <style:text-properties officeooo:rsid="000f5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">RESUME</text:span></text:p>
      <text:p text:style-name="P1"/>
      <text:p text:style-name="P2"><text:span text:style-name="T2">Devika Anilkumar</text:span> </text:p>
      <text:p text:style-name="P3"><text:s text:c="2"/>Biomedical Student</text:p>
      <text:p text:style-name="P4"/>
      <text:p text:style-name="P5">Education :</text:p>
      <text:p text:style-name="P5"><text:span text:style-name="T6">* </text:span><text:span text:style-name="T4">B.tech in Electronics and Biomedical Engineering</text:span></text:p>
      <text:p text:style-name="P6"><text:span text:style-name="T5">Adi Shankara Institute of Engineering And Technology </text:span></text:p>
      <text:p text:style-name="P6"><text:span text:style-name="T5">Currently pursuing a degree in the field of Electronics and Biomedical Engineering</text:span></text:p>
      <text:p text:style-name="P5"><text:span text:style-name="T3"><text:s text:c="69"/></text:span></text:p>
      <text:p text:style-name="P10"><text:s text:c="87"/>2024-2028</text:p>
      <text:p text:style-name="P12">*<text:span text:style-name="T7">Higher Secondary </text:span></text:p>
      <text:p text:style-name="P11"><text:span text:style-name="T9"><text:s/>NSS HSS Manickamangalam <text:s text:c="4"/></text:span></text:p>
      <text:p text:style-name="P12"><text:span text:style-name="T7"><text:s text:c="76"/></text:span><text:span text:style-name="T8">2024</text:span></text:p>
      <text:p text:style-name="P10"/>
      <text:p text:style-name="P9">Skills:</text:p>
      <text:p text:style-name="P7">problem solving</text:p>
      <text:p text:style-name="P7"><text:s/>Time management</text:p>
      <text:p text:style-name="P7">Creativity</text:p>
      <text:p text:style-name="P7"/>
      <text:p text:style-name="P9">projects:</text:p>
      <text:p text:style-name="P9"><text:s/>Trash into Treasure</text:p>
      <text:p text:style-name="P9"/>
      <text:p text:style-name="P7">It is a platform that supply food . Aims to reduce food waste <text:s/>by collecting <text:s/>from cosumers with surplus food from local retailers,Restraurants.</text:p>
      <text:p text:style-name="P7"/>
      <text:p text:style-name="P8">Contact Details:</text:p>
      <text:p text:style-name="P8">9447913080</text:p>
      <text:p text:style-name="P8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5:36.684865569</meta:creation-date>
    <dc:date>2025-03-21T11:42:36.937351764</dc:date>
    <meta:editing-duration>PT2M39S</meta:editing-duration>
    <meta:editing-cycles>1</meta:editing-cycles>
    <meta:document-statistic meta:table-count="0" meta:image-count="0" meta:object-count="0" meta:page-count="1" meta:paragraph-count="21" meta:word-count="76" meta:character-count="806" meta:non-whitespace-character-count="475"/>
    <meta:generator>LibreOffice/7.3.7.2$Linux_X86_64 LibreOffice_project/30$Build-2</meta:generator>
  </office:meta>
</office:document-meta>
</file>